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MockCreation.detect( IMethods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StateDetectionTest.shouldDetectUnfinishedDoAnswer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validStateDetectionTest.shouldDetectMisplacedArgumen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validStateDetectionTest.shouldDetectUnfinished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nVerify.detect( IMethods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VerifyNoMoreInteractions.detect( IMethods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StateDetectionTest.shouldCorrectStateAfterDetectingUnfinishedVerifi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validStateDetectionTest.shouldDetectUnfinishedVer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validStateDetectionTest.res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StateDetectionTest.detectsAndCleansUp( DetectsInvalidState detector , Class &lt; ? &gt; exp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nSpyCreation.detect( IMethods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Stub.detect( IMethods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DoAnswer.detect( IMethods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VerifyNoInteractions.detect( IMethods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VerifyInOrder.detect( IMethods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StateDetectionTest.shouldCorrectStateAfterDetectingUnfinishedStubb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nMethodCallOnMock.detect( IMethods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